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C000001BA8C9726B2FF4BCFC4.png" manifest:media-type="image/png"/>
  <manifest:file-entry manifest:full-path="Pictures/10000000000003500000014A1F70B7C467AC2E8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outline1">
      <style:graphic-properties fo:min-height="4.106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font-size="16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12pt"/>
    </style:style>
    <style:style style:name="T2" style:family="text">
      <style:text-properties fo:font-size="1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4">
        <draw:frame presentation:style-name="pr1" draw:text-style-name="P1" draw:layer="layout" svg:width="9.113cm" svg:height="7.641cm" svg:x="0.4cm" svg:y="0.4cm" presentation:class="outline" presentation:user-transformed="true">
          <draw:text-box>
            <text:list text:style-name="L1">
              <text:list-item>
                <text:p text:style-name="P1"><text:span text:style-name="T1">Git basically takes a picture of what </text:span><text:span text:style-name="T1">all your files look like at that moment </text:span><text:span text:style-name="T1">and stores a reference to that </text:span><text:span text:style-name="T1">snapshot.</text:span> </text:p>
              </text:list-item>
            </text:list>
          </draw:text-box>
        </draw:frame>
        <draw:frame presentation:style-name="pr1" draw:layer="layout" svg:width="8.113cm" svg:height="4.356cm" svg:x="9.92cm" svg:y="3.685cm" presentation:class="outline" presentation:placeholder="true" presentation:user-transformed="true">
          <draw:text-box/>
        </draw:frame>
        <draw:frame presentation:style-name="pr1" draw:layer="layout" svg:width="8.113cm" svg:height="4.356cm" svg:x="18.439cm" svg:y="3.685cm" presentation:class="outline" presentation:placeholder="true" presentation:user-transformed="true">
          <draw:text-box/>
        </draw:frame>
        <draw:frame presentation:style-name="pr1" draw:layer="layout" svg:width="8.113cm" svg:height="4.356cm" svg:x="1.4cm" svg:y="8.456cm" presentation:class="outline" presentation:placeholder="true">
          <draw:text-box/>
        </draw:frame>
        <draw:frame presentation:style-name="pr1" draw:layer="layout" svg:width="8.113cm" svg:height="4.356cm" svg:x="9.92cm" svg:y="8.456cm" presentation:class="outline" presentation:placeholder="true">
          <draw:text-box/>
        </draw:frame>
        <draw:frame presentation:style-name="pr1" draw:layer="layout" svg:width="8.113cm" svg:height="4.356cm" svg:x="18.439cm" svg:y="8.456cm" presentation:class="outline" presentation:placeholder="true">
          <draw:text-box/>
        </draw:frame>
        <draw:frame draw:style-name="gr1" draw:text-style-name="P2" draw:layer="layout" svg:width="12.8cm" svg:height="5.93cm" svg:x="0.6cm" svg:y="2.67cm">
          <draw:image xlink:href="Pictures/10000000000003500000014A1F70B7C467AC2E8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4">
        <draw:frame presentation:style-name="pr1" draw:text-style-name="P4" draw:layer="layout" svg:width="8.113cm" svg:height="4.356cm" svg:x="0.4cm" svg:y="10.8cm" presentation:class="outline" presentation:user-transformed="true">
          <draw:text-box>
            <text:list text:style-name="L1">
              <text:list-header>
                <text:p text:style-name="P4"><text:span text:style-name="T2">GitHub is a remote hosting </text:span><text:span text:style-name="T2">system for sharing repos. </text:span><text:span text:style-name="T2">You can use Git </text:span><text:span text:style-name="T2">independently on your </text:span><text:span text:style-name="T2">local machine and never </text:span><text:span text:style-name="T2">share your work or use </text:span><text:span text:style-name="T2">GitHub. Alternately, you </text:span><text:span text:style-name="T2">can use Git to directly </text:span><text:span text:style-name="T2">collaborate with others </text:span><text:span text:style-name="T2">without using a shared </text:span><text:span text:style-name="T2">hosting system like GitHub.</text:span></text:p>
              </text:list-header>
            </text:list>
          </draw:text-box>
        </draw:frame>
        <draw:frame presentation:style-name="pr1" draw:layer="layout" svg:width="8.113cm" svg:height="4.356cm" svg:x="9.92cm" svg:y="8.456cm" presentation:class="outline" presentation:placeholder="true">
          <draw:text-box/>
        </draw:frame>
        <draw:frame presentation:style-name="pr1" draw:layer="layout" svg:width="8.113cm" svg:height="4.356cm" svg:x="18.439cm" svg:y="8.456cm" presentation:class="outline" presentation:placeholder="true">
          <draw:text-box/>
        </draw:frame>
        <draw:frame draw:style-name="gr1" draw:text-style-name="P2" draw:layer="layout" svg:width="27.2cm" svg:height="10.4cm" svg:x="0.2cm" svg:y="0.2cm">
          <draw:image xlink:href="Pictures/100000000000043C000001BA8C9726B2FF4BCFC4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4T17:56:40.728711908</meta:creation-date>
    <dc:date>2022-06-04T23:15:12.891428828</dc:date>
    <meta:editing-duration>PT5H8M21S</meta:editing-duration>
    <meta:editing-cycles>2</meta:editing-cycles>
    <meta:generator>LibreOffice/6.4.7.2$Linux_X86_64 LibreOffice_project/40$Build-2</meta:generator>
    <meta:document-statistic meta:object-count="36"/>
  </office:meta>
</office:document-meta>
</file>